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2pt" fo:font-weight="bold" style:font-size-asian="12pt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bold" style:font-weight-asian="bold" style:font-weight-complex="bold"/>
    </style:style>
    <style:style style:name="T1" style:family="text">
      <style:text-properties officeooo:rsid="001fdd96"/>
    </style:style>
    <style:style style:name="T2" style:family="text">
      <style:text-properties fo:color="#cc6c1d" style:font-name="Monospace" fo:font-size="12pt" style:font-size-asian="12pt"/>
    </style:style>
    <style:style style:name="T3" style:family="text">
      <style:text-properties fo:color="#d9e8f7" style:font-name="Monospace" fo:font-size="12pt" style:font-size-asian="12pt"/>
    </style:style>
    <style:style style:name="T4" style:family="text">
      <style:text-properties fo:color="#e6e6fa" style:font-name="Monospace" fo:font-size="12pt" style:font-size-asian="12pt"/>
    </style:style>
    <style:style style:name="T5" style:family="text">
      <style:text-properties fo:color="#1290c3" style:font-name="Monospace" fo:font-size="12pt" style:font-size-asian="12pt"/>
    </style:style>
    <style:style style:name="T6" style:family="text">
      <style:text-properties fo:color="#f9faf4" style:font-name="Monospace" fo:font-size="12pt" style:font-size-asian="12pt"/>
    </style:style>
    <style:style style:name="T7" style:family="text">
      <style:text-properties fo:color="#8ddaf8" style:font-name="Monospace" fo:font-size="12pt" fo:font-style="italic" fo:font-weight="bold" style:font-size-asian="12pt" style:font-style-asian="italic" style:font-weight-asian="bold"/>
    </style:style>
    <style:style style:name="T8" style:family="text">
      <style:text-properties fo:color="#96ec3f" style:font-name="Monospace" fo:font-size="12pt" fo:font-style="italic" style:font-size-asian="12pt" style:font-style-asian="italic"/>
    </style:style>
    <style:style style:name="T9" style:family="text">
      <style:text-properties fo:color="#17c6a3" style:font-name="Monospace" fo:font-size="12pt" style:font-size-asian="12pt"/>
    </style:style>
    <style:style style:name="T10" style:family="text">
      <style:text-properties fo:color="#b166da" style:font-name="Monospace" fo:font-size="12pt" style:font-size-asian="12pt"/>
    </style:style>
    <style:style style:name="T11" style:family="text">
      <style:text-properties fo:color="#1eb540" style:font-name="Monospace" fo:font-size="12pt" style:font-size-asian="12pt"/>
    </style:style>
    <style:style style:name="T12" style:family="text">
      <style:text-properties fo:color="#79abff" style:font-name="Monospace" fo:font-size="12pt" style:font-size-asian="12pt"/>
    </style:style>
    <style:style style:name="T13" style:family="text">
      <style:text-properties fo:color="#3eabe6" style:font-name="Monospace" fo:font-size="12pt" style:font-size-asian="12pt"/>
    </style:style>
    <style:style style:name="T14" style:family="text">
      <style:text-properties fo:color="#a7ec21" style:font-name="Monospace" fo:font-size="12pt" style:font-size-asian="12pt"/>
    </style:style>
    <style:style style:name="T15" style:family="text">
      <style:text-properties fo:color="#a7ec21" style:font-name="Monospace" fo:font-size="12pt" fo:background-color="#1b6291" loext:char-shading-value="0" style:font-size-asian="12pt"/>
    </style:style>
    <style:style style:name="T16" style:family="text">
      <style:text-properties fo:color="#6897bb" style:font-name="Monospace" fo:font-size="12pt" style:font-size-asian="12pt"/>
    </style:style>
    <style:style style:name="T17" style:family="text">
      <style:text-properties fo:color="#f2f200" style:font-name="Monospace" fo:font-size="12pt" style:font-size-asian="12pt"/>
    </style:style>
    <style:style style:name="T18" style:family="text">
      <style:text-properties fo:color="#f3ec79" style:font-name="Monospace" fo:font-size="12pt" style:font-size-asian="12pt"/>
    </style:style>
    <style:style style:name="T19" style:family="text">
      <style:text-properties fo:color="#80f6a7" style:font-name="Monospace" fo:font-size="12pt" style:font-size-asian="12pt"/>
    </style:style>
    <style:style style:name="T20" style:family="text">
      <style:text-properties fo:color="#80f2f6" style:font-name="Monospace" fo:font-size="12pt" style:font-size-asian="12pt"/>
    </style:style>
    <style:style style:name="T21" style:family="text">
      <style:text-properties style:font-name="Monospace" fo:font-size="12pt" style:font-size-asian="12pt"/>
    </style:style>
    <style:style style:name="T22" style:family="text">
      <style:text-properties style:font-name="Monospace" fo:font-size="12pt" style:font-size-asian="12pt"/>
    </style:style>
    <style:style style:name="T23" style:family="text">
      <style:text-properties style:font-name="Monospace" fo:font-size="12pt" style:font-size-asian="12pt"/>
    </style:style>
    <style:style style:name="T24" style:family="text">
      <style:text-properties style:font-name="Monospace" fo:font-size="12pt" style:font-size-asian="12pt"/>
    </style:style>
    <style:style style:name="T25" style:family="text">
      <style:text-properties style:font-name="Monospace" fo:font-size="12pt" style:font-size-asian="12pt"/>
    </style:style>
    <style:style style:name="T26" style:family="text">
      <style:text-properties style:font-name="Monospace" fo:font-size="12pt" style:font-size-asian="12pt"/>
    </style:style>
    <style:style style:name="T27" style:family="text">
      <style:text-properties style:font-name="Monospace" fo:font-size="12pt" style:font-size-asian="12pt"/>
    </style:style>
    <style:style style:name="T28" style:family="text">
      <style:text-properties style:font-name="Monospace" fo:font-size="12pt" style:font-size-asian="12pt"/>
    </style:style>
    <style:style style:name="T29" style:family="text">
      <style:text-properties style:font-name="Monospace" fo:font-size="12pt" style:font-size-asian="12pt"/>
    </style:style>
    <style:style style:name="T30" style:family="text">
      <style:text-properties style:font-name="Monospace" fo:font-size="12pt" style:font-size-asian="12pt"/>
    </style:style>
    <style:style style:name="T31" style:family="text">
      <style:text-properties style:font-name="Monospace" fo:font-size="12pt" style:font-size-asian="12pt"/>
    </style:style>
    <style:style style:name="T32" style:family="text">
      <style:text-properties style:font-name="Monospace" fo:font-size="12pt" style:font-size-asian="12pt"/>
    </style:style>
    <style:style style:name="T33" style:family="text">
      <style:text-properties style:font-name="Monospace" fo:font-size="12pt" style:font-size-asian="12pt"/>
    </style:style>
    <style:style style:name="T34" style:family="text">
      <style:text-properties style:font-name="Monospace" fo:font-size="12pt" style:font-size-asian="12pt"/>
    </style:style>
    <style:style style:name="T35" style:family="text">
      <style:text-properties style:font-name="Monospace" fo:font-size="12pt" style:font-size-asian="12pt"/>
    </style:style>
    <style:style style:name="T36" style:family="text">
      <style:text-properties style:font-name="Monospace" fo:font-size="12pt" style:font-size-asian="12pt"/>
    </style:style>
    <style:style style:name="T37" style:family="text">
      <style:text-properties style:font-name="Monospace" fo:font-size="12pt" fo:font-style="italic" fo:font-weight="bold" style:font-size-asian="12pt" style:font-style-asian="italic" style:font-weight-asian="bold"/>
    </style:style>
    <style:style style:name="T38" style:family="text">
      <style:text-properties style:font-name="Monospace" fo:font-size="12pt" fo:font-style="italic" style:font-size-asian="12pt" style:font-style-asian="italic"/>
    </style:style>
    <style:style style:name="T39" style:family="text">
      <style:text-properties style:font-name="Monospace" fo:font-size="12pt" fo:font-style="italic" style:font-size-asian="12pt" style:font-style-asian="italic"/>
    </style:style>
    <style:style style:name="T40" style:family="text">
      <style:text-properties style:font-name="Monospace" fo:font-size="12pt" fo:background-color="#1b6291" loext:char-shading-value="0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<text:span text:style-name="T1">EMAIL VERIFICATION*************</text:span></text:p>
      <text:p text:style-name="P1"/>
      <text:p text:style-name="P1"><text:span text:style-name="T21">package</text:span><text:span text:style-name="T21"> sahil</text:span><text:span text:style-name="T21">;</text:span></text:p>
      <text:p text:style-name="P2"/>
      <text:p text:style-name="P3"><text:span text:style-name="T21">import</text:span><text:span text:style-name="T21"> java</text:span><text:span text:style-name="T21">.</text:span><text:span text:style-name="T21">io</text:span><text:span text:style-name="T21">.</text:span><text:span text:style-name="T21">IOException</text:span><text:span text:style-name="T21">;</text:span></text:p>
      <text:p text:style-name="P3"><text:span text:style-name="T21">import</text:span><text:span text:style-name="T21"> java</text:span><text:span text:style-name="T21">.</text:span><text:span text:style-name="T21">util</text:span><text:span text:style-name="T21">.</text:span><text:span text:style-name="T21">regex</text:span><text:span text:style-name="T21">.</text:span><text:span text:style-name="T21">Pattern</text:span><text:span text:style-name="T21">;</text:span></text:p>
      <text:p text:style-name="P2"/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conf</text:span><text:span text:style-name="T21">.</text:span><text:span text:style-name="T21">Configuration</text:span><text:span text:style-name="T21">;</text:span></text:p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fs</text:span><text:span text:style-name="T21">.</text:span><text:span text:style-name="T21">Path</text:span><text:span text:style-name="T21">;</text:span></text:p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io</text:span><text:span text:style-name="T21">.</text:span><text:span text:style-name="T21">LongWritable</text:span><text:span text:style-name="T21">;</text:span></text:p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io</text:span><text:span text:style-name="T21">.</text:span><text:span text:style-name="T21">Text</text:span><text:span text:style-name="T21">;</text:span></text:p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mapreduce</text:span><text:span text:style-name="T21">.</text:span><text:span text:style-name="T21">Job</text:span><text:span text:style-name="T21">;</text:span></text:p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mapreduce</text:span><text:span text:style-name="T21">.</text:span><text:span text:style-name="T21">Mapper</text:span><text:span text:style-name="T21">;</text:span></text:p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mapreduce</text:span><text:span text:style-name="T21">.</text:span><text:span text:style-name="T21">Reducer</text:span><text:span text:style-name="T21">;</text:span></text:p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mapreduce</text:span><text:span text:style-name="T21">.</text:span><text:span text:style-name="T21">lib</text:span><text:span text:style-name="T21">.</text:span><text:span text:style-name="T21">input</text:span><text:span text:style-name="T21">.</text:span><text:span text:style-name="T21">FileInputFormat</text:span><text:span text:style-name="T21">;</text:span></text:p>
      <text:p text:style-name="P3"><text:span text:style-name="T21">import</text:span><text:span text:style-name="T21"> org</text:span><text:span text:style-name="T21">.</text:span><text:span text:style-name="T21">apache</text:span><text:span text:style-name="T21">.</text:span><text:span text:style-name="T21">hadoop</text:span><text:span text:style-name="T21">.</text:span><text:span text:style-name="T21">mapreduce</text:span><text:span text:style-name="T21">.</text:span><text:span text:style-name="T21">lib</text:span><text:span text:style-name="T21">.</text:span><text:span text:style-name="T21">output</text:span><text:span text:style-name="T21">.</text:span><text:span text:style-name="T21">FileOutputFormat</text:span><text:span text:style-name="T21">;</text:span></text:p>
      <text:p text:style-name="P2"/>
      <text:p text:style-name="P2"/>
      <text:p text:style-name="P2"/>
      <text:p text:style-name="P3"><text:span text:style-name="T21">public</text:span><text:span text:style-name="T21"> </text:span><text:span text:style-name="T21">class</text:span><text:span text:style-name="T21"> </text:span><text:span text:style-name="T21">EmailVerification_with_csv</text:span><text:span text:style-name="T21"> </text:span><text:span text:style-name="T21">{</text:span></text:p>
      <text:p text:style-name="P3"><text:span text:style-name="T21"><text:tab/></text:span><text:span text:style-name="T21">private</text:span><text:span text:style-name="T21"> </text:span><text:span text:style-name="T21">static</text:span><text:span text:style-name="T21"> </text:span><text:span text:style-name="T21">final</text:span><text:span text:style-name="T21"> </text:span><text:span text:style-name="T21">Pattern</text:span><text:span text:style-name="T21"> </text:span><text:span text:style-name="T38">EMAIL_PATTERN</text:span><text:span text:style-name="T21"> </text:span><text:span text:style-name="T21">=</text:span><text:span text:style-name="T21"> </text:span><text:span text:style-name="T21">Pattern</text:span><text:span text:style-name="T21">.</text:span><text:span text:style-name="T38">compile</text:span><text:span text:style-name="T21">(</text:span></text:p>
      <text:p text:style-name="P3"><text:span text:style-name="T21"><text:s text:c="12"/></text:span><text:span text:style-name="T21">"^[A-Za-z0-9._%+-]+@[A-Za-z0-9.-]+\\.[A-Za-z]{2,6}$"</text:span></text:p>
      <text:p text:style-name="P3"><text:span text:style-name="T21"><text:s text:c="4"/></text:span><text:span text:style-name="T21">)</text:span><text:span text:style-name="T21">;</text:span></text:p>
      <text:p text:style-name="P3"><text:span text:style-name="T21"><text:tab/></text:span></text:p>
      <text:p text:style-name="P3"><text:span text:style-name="T21"><text:tab/></text:span><text:span text:style-name="T21">public</text:span><text:span text:style-name="T21"> </text:span><text:span text:style-name="T21">static</text:span><text:span text:style-name="T21"> </text:span><text:span text:style-name="T21">class</text:span><text:span text:style-name="T21"> </text:span><text:span text:style-name="T21">mapper</text:span><text:span text:style-name="T21"> </text:span><text:span text:style-name="T21">extends</text:span><text:span text:style-name="T21"> </text:span><text:span text:style-name="T21">Mapper</text:span><text:span text:style-name="T21">&lt;</text:span><text:span text:style-name="T21">LongWritable</text:span><text:span text:style-name="T21">,</text:span><text:span text:style-name="T21"> </text:span><text:span text:style-name="T21">Text</text:span><text:span text:style-name="T21">,</text:span><text:span text:style-name="T21"> </text:span><text:span text:style-name="T21">Text</text:span><text:span text:style-name="T21">,</text:span><text:span text:style-name="T21"> </text:span><text:span text:style-name="T21">Text</text:span><text:span text:style-name="T21">&gt;</text:span></text:p>
      <text:p text:style-name="P3"><text:span text:style-name="T21"><text:tab/></text:span><text:span text:style-name="T21">{</text:span></text:p>
      <text:p text:style-name="P3"><text:span text:style-name="T21"><text:tab/><text:tab/></text:span><text:span text:style-name="T21">public</text:span><text:span text:style-name="T21"> </text:span><text:span text:style-name="T21">void</text:span><text:span text:style-name="T21"> </text:span><text:span text:style-name="T21">map</text:span><text:span text:style-name="T21">(</text:span><text:span text:style-name="T21">LongWritable</text:span><text:span text:style-name="T21"> </text:span><text:span text:style-name="T21">key</text:span><text:span text:style-name="T21">,</text:span><text:span text:style-name="T21">Text</text:span><text:span text:style-name="T21"> </text:span><text:span text:style-name="T21">value</text:span><text:span text:style-name="T21">,</text:span><text:span text:style-name="T21">Context</text:span><text:span text:style-name="T21"> </text:span><text:span text:style-name="T21">context</text:span><text:span text:style-name="T21">)</text:span><text:span text:style-name="T21"> </text:span><text:span text:style-name="T21">throws</text:span><text:span text:style-name="T21"> </text:span><text:span text:style-name="T21">IOException</text:span><text:span text:style-name="T21">,</text:span><text:span text:style-name="T21">InterruptedException</text:span></text:p>
      <text:p text:style-name="P3"><text:span text:style-name="T21"><text:tab/><text:tab/></text:span><text:span text:style-name="T21">{</text:span></text:p>
      <text:p text:style-name="P3"><text:span text:style-name="T21"><text:tab/><text:tab/><text:tab/></text:span><text:span text:style-name="T21">if</text:span><text:span text:style-name="T21">(</text:span><text:span text:style-name="T21">key</text:span><text:span text:style-name="T21">.</text:span><text:span text:style-name="T21">get</text:span><text:span text:style-name="T21">()</text:span><text:span text:style-name="T21">==</text:span><text:span text:style-name="T21">0</text:span><text:span text:style-name="T21"> </text:span><text:span text:style-name="T21">&amp;&amp;</text:span><text:span text:style-name="T21"> </text:span><text:span text:style-name="T21">value</text:span><text:span text:style-name="T21">.</text:span><text:span text:style-name="T21">toString</text:span><text:span text:style-name="T21">()</text:span><text:span text:style-name="T21">.</text:span><text:span text:style-name="T21">contains</text:span><text:span text:style-name="T21">(</text:span><text:span text:style-name="T21">"name"</text:span><text:span text:style-name="T21">))</text:span></text:p>
      <text:p text:style-name="P3"><text:span text:style-name="T21"><text:tab/><text:tab/><text:tab/></text:span><text:span text:style-name="T21">{</text:span></text:p>
      <text:p text:style-name="P3"><text:span text:style-name="T21"><text:tab/><text:tab/><text:tab/><text:tab/></text:span><text:span text:style-name="T21">return</text:span><text:span text:style-name="T21">;</text:span></text:p>
      <text:p text:style-name="P3"><text:span text:style-name="T21"><text:tab/><text:tab/><text:tab/></text:span><text:span text:style-name="T21">}</text:span></text:p>
      <text:p text:style-name="P3"><text:span text:style-name="T21"><text:tab/><text:tab/><text:tab/></text:span></text:p>
      <text:p text:style-name="P3"><text:span text:style-name="T21"><text:tab/><text:tab/><text:tab/></text:span><text:span text:style-name="T21">String</text:span><text:span text:style-name="T21">[]</text:span><text:span text:style-name="T21"> </text:span><text:span text:style-name="T21">fields</text:span><text:span text:style-name="T21">=</text:span><text:span text:style-name="T21">value</text:span><text:span text:style-name="T21">.</text:span><text:span text:style-name="T21">toString</text:span><text:span text:style-name="T21">()</text:span><text:span text:style-name="T21">.</text:span><text:span text:style-name="T21">split</text:span><text:span text:style-name="T21">(</text:span><text:span text:style-name="T21">","</text:span><text:span text:style-name="T21">)</text:span><text:span text:style-name="T21">;</text:span></text:p>
      <text:p text:style-name="P3"><text:span text:style-name="T21"><text:tab/><text:tab/><text:tab/></text:span><text:span text:style-name="T21">String</text:span><text:span text:style-name="T21"> </text:span><text:span text:style-name="T21">name</text:span><text:span text:style-name="T21">=</text:span><text:span text:style-name="T21">fields</text:span><text:span text:style-name="T21">[</text:span><text:span text:style-name="T21">0</text:span><text:span text:style-name="T21">]</text:span><text:span text:style-name="T21">.</text:span><text:span text:style-name="T21">trim</text:span><text:span text:style-name="T21">()</text:span><text:span text:style-name="T21">;</text:span></text:p>
      <text:p text:style-name="P3"><text:span text:style-name="T21"><text:tab/><text:tab/><text:tab/></text:span><text:span text:style-name="T21">String</text:span><text:span text:style-name="T21"> </text:span><text:span text:style-name="T21">email</text:span><text:span text:style-name="T21">=</text:span><text:span text:style-name="T21">fields</text:span><text:span text:style-name="T21">[</text:span><text:span text:style-name="T21">2</text:span><text:span text:style-name="T21">]</text:span><text:span text:style-name="T21">.</text:span><text:span text:style-name="T21">trim</text:span><text:span text:style-name="T21">()</text:span><text:span text:style-name="T21">;</text:span></text:p>
      <text:p text:style-name="P3"><text:span text:style-name="T21"><text:tab/><text:tab/><text:tab/></text:span></text:p>
      <text:p text:style-name="P3"><text:span text:style-name="T21"><text:tab/><text:tab/><text:tab/></text:span><text:span text:style-name="T21">if</text:span><text:span text:style-name="T21">(</text:span><text:span text:style-name="T21">!</text:span><text:span text:style-name="T38">EMAIL_PATTERN</text:span><text:span text:style-name="T21">.</text:span><text:span text:style-name="T21">matcher</text:span><text:span text:style-name="T21">(</text:span><text:span text:style-name="T21">email</text:span><text:span text:style-name="T21">)</text:span><text:span text:style-name="T21">.</text:span><text:span text:style-name="T21">matches</text:span><text:span text:style-name="T21">())</text:span></text:p>
      <text:p text:style-name="P3"><text:span text:style-name="T21"><text:tab/><text:tab/><text:tab/></text:span><text:span text:style-name="T21">{</text:span></text:p>
      <text:p text:style-name="P3"><text:span text:style-name="T21"><text:tab/><text:tab/><text:tab/><text:tab/></text:span><text:span text:style-name="T21">context</text:span><text:span text:style-name="T21">.</text:span><text:span text:style-name="T21">write</text:span><text:span text:style-name="T21">(</text:span><text:span text:style-name="T21">new</text:span><text:span text:style-name="T21"> </text:span><text:span text:style-name="T21">Text</text:span><text:span text:style-name="T21">(</text:span><text:span text:style-name="T21">name</text:span><text:span text:style-name="T21">)</text:span><text:span text:style-name="T21">,</text:span><text:span text:style-name="T21"> </text:span><text:span text:style-name="T21">new</text:span><text:span text:style-name="T21"> </text:span><text:span text:style-name="T21">Text</text:span><text:span text:style-name="T21">(</text:span><text:span text:style-name="T21">"Invalid email:- "</text:span><text:span text:style-name="T21"> </text:span><text:span text:style-name="T21">+</text:span><text:span text:style-name="T21">email</text:span><text:span text:style-name="T21">))</text:span><text:span text:style-name="T21">;</text:span></text:p>
      <text:p text:style-name="P3"><text:span text:style-name="T21"><text:tab/><text:tab/><text:tab/></text:span><text:span text:style-name="T21">}</text:span></text:p>
      <text:p text:style-name="P3"><text:span text:style-name="T21"><text:tab/><text:tab/></text:span><text:span text:style-name="T21">}</text:span></text:p>
      <text:p text:style-name="P3"><text:span text:style-name="T21"><text:tab/></text:span><text:span text:style-name="T21">}</text:span></text:p>
      <text:p text:style-name="P3"><text:span text:style-name="T21"><text:tab/></text:span></text:p>
      <text:p text:style-name="P3"><text:span text:style-name="T21"><text:tab/></text:span><text:span text:style-name="T21">public</text:span><text:span text:style-name="T21"> </text:span><text:span text:style-name="T21">static</text:span><text:span text:style-name="T21"> </text:span><text:span text:style-name="T21">class</text:span><text:span text:style-name="T21"> </text:span><text:span text:style-name="T21">red</text:span><text:span text:style-name="T21"> </text:span><text:span text:style-name="T21">extends</text:span><text:span text:style-name="T21"> </text:span><text:span text:style-name="T21">Reducer</text:span><text:span text:style-name="T21">&lt;</text:span><text:span text:style-name="T21">Text</text:span><text:span text:style-name="T21">,</text:span><text:span text:style-name="T21"> </text:span><text:span text:style-name="T21">Text</text:span><text:span text:style-name="T21">,</text:span><text:span text:style-name="T21"> </text:span><text:span text:style-name="T21">Text</text:span><text:span text:style-name="T21">,</text:span><text:span text:style-name="T21"> </text:span><text:span text:style-name="T21">Text</text:span><text:span text:style-name="T21">&gt;</text:span></text:p>
      <text:p text:style-name="P3"><text:span text:style-name="T21"><text:tab/></text:span><text:span text:style-name="T21">{</text:span></text:p>
      <text:p text:style-name="P3"><text:soft-page-break/><text:span text:style-name="T21"><text:tab/><text:tab/></text:span><text:span text:style-name="T21">public</text:span><text:span text:style-name="T21"> </text:span><text:span text:style-name="T21">void</text:span><text:span text:style-name="T21"> </text:span><text:span text:style-name="T21">reduce</text:span><text:span text:style-name="T21">(</text:span><text:span text:style-name="T21">Text</text:span><text:span text:style-name="T21"> </text:span><text:span text:style-name="T21">key</text:span><text:span text:style-name="T21">,</text:span><text:span text:style-name="T21">Iterable</text:span><text:span text:style-name="T21">&lt;</text:span><text:span text:style-name="T21">Text</text:span><text:span text:style-name="T21">&gt;</text:span><text:span text:style-name="T21"> </text:span><text:span text:style-name="T21">value</text:span><text:span text:style-name="T21">,</text:span><text:span text:style-name="T21">Context</text:span><text:span text:style-name="T21"> </text:span><text:span text:style-name="T21">context</text:span><text:span text:style-name="T21">)</text:span><text:span text:style-name="T21"> </text:span><text:span text:style-name="T21">throws</text:span><text:span text:style-name="T21"> </text:span><text:span text:style-name="T21">IOException</text:span><text:span text:style-name="T21">,</text:span><text:span text:style-name="T21">InterruptedException</text:span></text:p>
      <text:p text:style-name="P3"><text:span text:style-name="T21"><text:tab/><text:tab/></text:span><text:span text:style-name="T21">{</text:span></text:p>
      <text:p text:style-name="P3"><text:span text:style-name="T21"><text:tab/><text:tab/><text:tab/></text:span><text:span text:style-name="T21">for</text:span><text:span text:style-name="T21">(</text:span><text:span text:style-name="T21">Text</text:span><text:span text:style-name="T21"> </text:span><text:span text:style-name="T21">val</text:span><text:span text:style-name="T21">:</text:span><text:span text:style-name="T21">value</text:span><text:span text:style-name="T21">)</text:span></text:p>
      <text:p text:style-name="P3"><text:span text:style-name="T21"><text:tab/><text:tab/><text:tab/></text:span><text:span text:style-name="T21">{</text:span></text:p>
      <text:p text:style-name="P3"><text:span text:style-name="T21"><text:tab/><text:tab/><text:tab/><text:tab/></text:span><text:span text:style-name="T21">context</text:span><text:span text:style-name="T21">.</text:span><text:span text:style-name="T21">write</text:span><text:span text:style-name="T21">(</text:span><text:span text:style-name="T21">key</text:span><text:span text:style-name="T21">,</text:span><text:span text:style-name="T21"> </text:span><text:span text:style-name="T21">val</text:span><text:span text:style-name="T21">)</text:span><text:span text:style-name="T21">;</text:span></text:p>
      <text:p text:style-name="P3"><text:span text:style-name="T21"><text:tab/><text:tab/><text:tab/></text:span><text:span text:style-name="T21">}</text:span></text:p>
      <text:p text:style-name="P3"><text:span text:style-name="T21"><text:tab/><text:tab/></text:span><text:span text:style-name="T21">}</text:span></text:p>
      <text:p text:style-name="P3"><text:span text:style-name="T21"><text:tab/></text:span><text:span text:style-name="T21">}</text:span></text:p>
      <text:p text:style-name="P3"><text:span text:style-name="T21"><text:tab/></text:span></text:p>
      <text:p text:style-name="P3"><text:span text:style-name="T21"><text:tab/></text:span><text:span text:style-name="T21">public</text:span><text:span text:style-name="T21"> </text:span><text:span text:style-name="T21">static</text:span><text:span text:style-name="T21"> </text:span><text:span text:style-name="T21">void</text:span><text:span text:style-name="T21"> </text:span><text:span text:style-name="T21">main</text:span><text:span text:style-name="T21">(</text:span><text:span text:style-name="T21">String</text:span><text:span text:style-name="T21">[]</text:span><text:span text:style-name="T21"> </text:span><text:span text:style-name="T21">args</text:span><text:span text:style-name="T21">)</text:span><text:span text:style-name="T21"> </text:span><text:span text:style-name="T21">throws</text:span><text:span text:style-name="T21"> </text:span><text:span text:style-name="T21">Exception</text:span><text:span text:style-name="T21"> </text:span><text:span text:style-name="T21">{</text:span></text:p>
      <text:p text:style-name="P2"/>
      <text:p text:style-name="P3"><text:span text:style-name="T21"><text:s text:c="8"/></text:span></text:p>
      <text:p text:style-name="P3"><text:span text:style-name="T21"><text:tab/><text:tab/></text:span><text:span text:style-name="T21">Configuration</text:span><text:span text:style-name="T21"> </text:span><text:span text:style-name="T21">conf</text:span><text:span text:style-name="T21">=</text:span><text:span text:style-name="T21">new</text:span><text:span text:style-name="T21"> </text:span><text:span text:style-name="T21">Configuration</text:span><text:span text:style-name="T21">()</text:span><text:span text:style-name="T21">;</text:span></text:p>
      <text:p text:style-name="P3"><text:span text:style-name="T21"><text:s text:c="8"/></text:span><text:span text:style-name="T21">Job</text:span><text:span text:style-name="T21"> </text:span><text:span text:style-name="T21">job</text:span><text:span text:style-name="T21"> </text:span><text:span text:style-name="T21">=</text:span><text:span text:style-name="T21"> </text:span><text:span text:style-name="T21">Job</text:span><text:span text:style-name="T21">.</text:span><text:span text:style-name="T38">getInstance</text:span><text:span text:style-name="T21">(</text:span><text:span text:style-name="T21">conf</text:span><text:span text:style-name="T21">)</text:span><text:span text:style-name="T21">;</text:span></text:p>
      <text:p text:style-name="P3"><text:span text:style-name="T21"><text:s text:c="8"/></text:span><text:span text:style-name="T21">job</text:span><text:span text:style-name="T21">.</text:span><text:span text:style-name="T21">setJarByClass</text:span><text:span text:style-name="T21">(</text:span><text:span text:style-name="T21">EmailVerification_with_csv</text:span><text:span text:style-name="T21">.</text:span><text:span text:style-name="T21">class</text:span><text:span text:style-name="T21">)</text:span><text:span text:style-name="T21">;</text:span></text:p>
      <text:p text:style-name="P3"><text:span text:style-name="T21"><text:s text:c="8"/></text:span><text:span text:style-name="T21">job</text:span><text:span text:style-name="T21">.</text:span><text:span text:style-name="T21">setJobName</text:span><text:span text:style-name="T21">(</text:span><text:span text:style-name="T21">"Email Verification with CSV"</text:span><text:span text:style-name="T21">)</text:span><text:span text:style-name="T21">;</text:span></text:p>
      <text:p text:style-name="P2"/>
      <text:p text:style-name="P3"><text:span text:style-name="T21"><text:s text:c="8"/></text:span><text:span text:style-name="T21">job</text:span><text:span text:style-name="T21">.</text:span><text:span text:style-name="T40">setMapperClass</text:span><text:span text:style-name="T21">(</text:span><text:span text:style-name="T21">mapper</text:span><text:span text:style-name="T21">.</text:span><text:span text:style-name="T21">class</text:span><text:span text:style-name="T21">)</text:span><text:span text:style-name="T21">;</text:span></text:p>
      <text:p text:style-name="P3"><text:span text:style-name="T21"><text:s text:c="8"/></text:span><text:span text:style-name="T21">job</text:span><text:span text:style-name="T21">.</text:span><text:span text:style-name="T21">setReducerClass</text:span><text:span text:style-name="T21">(</text:span><text:span text:style-name="T21">red</text:span><text:span text:style-name="T21">.</text:span><text:span text:style-name="T21">class</text:span><text:span text:style-name="T21">)</text:span><text:span text:style-name="T21">;</text:span></text:p>
      <text:p text:style-name="P3"><text:span text:style-name="T21"><text:s text:c="8"/></text:span></text:p>
      <text:p text:style-name="P3"><text:span text:style-name="T21"><text:s text:c="8"/></text:span><text:span text:style-name="T21">job</text:span><text:span text:style-name="T21">.</text:span><text:span text:style-name="T21">setMapOutputKeyClass</text:span><text:span text:style-name="T21">(</text:span><text:span text:style-name="T21">Text</text:span><text:span text:style-name="T21">.</text:span><text:span text:style-name="T21">class</text:span><text:span text:style-name="T21">)</text:span><text:span text:style-name="T21">;</text:span></text:p>
      <text:p text:style-name="P3"><text:span text:style-name="T21"><text:s text:c="8"/></text:span><text:span text:style-name="T21">job</text:span><text:span text:style-name="T21">.</text:span><text:span text:style-name="T21">setMapOutputValueClass</text:span><text:span text:style-name="T21">(</text:span><text:span text:style-name="T21">Text</text:span><text:span text:style-name="T21">.</text:span><text:span text:style-name="T21">class</text:span><text:span text:style-name="T21">)</text:span><text:span text:style-name="T21">;</text:span></text:p>
      <text:p text:style-name="P3"><text:span text:style-name="T21"><text:s text:c="6"/></text:span></text:p>
      <text:p text:style-name="P2"/>
      <text:p text:style-name="P3"><text:span text:style-name="T21"><text:s text:c="8"/></text:span><text:span text:style-name="T21">job</text:span><text:span text:style-name="T21">.</text:span><text:span text:style-name="T21">setOutputKeyClass</text:span><text:span text:style-name="T21">(</text:span><text:span text:style-name="T21">Text</text:span><text:span text:style-name="T21">.</text:span><text:span text:style-name="T21">class</text:span><text:span text:style-name="T21">)</text:span><text:span text:style-name="T21">;</text:span></text:p>
      <text:p text:style-name="P3"><text:span text:style-name="T21"><text:s text:c="8"/></text:span><text:span text:style-name="T21">job</text:span><text:span text:style-name="T21">.</text:span><text:span text:style-name="T21">setOutputValueClass</text:span><text:span text:style-name="T21">(</text:span><text:span text:style-name="T21">Text</text:span><text:span text:style-name="T21">.</text:span><text:span text:style-name="T21">class</text:span><text:span text:style-name="T21">)</text:span><text:span text:style-name="T21">;</text:span></text:p>
      <text:p text:style-name="P2"/>
      <text:p text:style-name="P3"><text:span text:style-name="T21"><text:s text:c="8"/></text:span><text:span text:style-name="T21">FileInputFormat</text:span><text:span text:style-name="T21">.</text:span><text:span text:style-name="T38">addInputPath</text:span><text:span text:style-name="T21">(</text:span><text:span text:style-name="T21">job</text:span><text:span text:style-name="T21">,</text:span><text:span text:style-name="T21"> </text:span><text:span text:style-name="T21">new</text:span><text:span text:style-name="T21"> </text:span><text:span text:style-name="T21">Path</text:span><text:span text:style-name="T21">(</text:span><text:span text:style-name="T21">args</text:span><text:span text:style-name="T21">[</text:span><text:span text:style-name="T21">0</text:span><text:span text:style-name="T21">]))</text:span><text:span text:style-name="T21">;</text:span></text:p>
      <text:p text:style-name="P3"><text:span text:style-name="T21"><text:s text:c="8"/></text:span><text:span text:style-name="T21">FileOutputFormat</text:span><text:span text:style-name="T21">.</text:span><text:span text:style-name="T38">setOutputPath</text:span><text:span text:style-name="T21">(</text:span><text:span text:style-name="T21">job</text:span><text:span text:style-name="T21">,</text:span><text:span text:style-name="T21"> </text:span><text:span text:style-name="T21">new</text:span><text:span text:style-name="T21"> </text:span><text:span text:style-name="T21">Path</text:span><text:span text:style-name="T21">(</text:span><text:span text:style-name="T21">args</text:span><text:span text:style-name="T21">[</text:span><text:span text:style-name="T21">1</text:span><text:span text:style-name="T21">]))</text:span><text:span text:style-name="T21">;</text:span></text:p>
      <text:p text:style-name="P2"/>
      <text:p text:style-name="P3"><text:span text:style-name="T21"><text:s text:c="8"/></text:span><text:span text:style-name="T21">System</text:span><text:span text:style-name="T21">.</text:span><text:span text:style-name="T38">exit</text:span><text:span text:style-name="T21">(</text:span><text:span text:style-name="T21">job</text:span><text:span text:style-name="T21">.</text:span><text:span text:style-name="T21">waitForCompletion</text:span><text:span text:style-name="T21">(</text:span><text:span text:style-name="T21">true</text:span><text:span text:style-name="T21">)</text:span><text:span text:style-name="T21"> </text:span><text:span text:style-name="T21">?</text:span><text:span text:style-name="T21"> </text:span><text:span text:style-name="T21">0</text:span><text:span text:style-name="T21"> </text:span><text:span text:style-name="T21">:</text:span><text:span text:style-name="T21"> </text:span><text:span text:style-name="T21">1</text:span><text:span text:style-name="T21">)</text:span><text:span text:style-name="T21">;</text:span></text:p>
      <text:p text:style-name="P3"><text:span text:style-name="T21"><text:s text:c="4"/></text:span><text:span text:style-name="T21">}</text:span></text:p>
      <text:p text:style-name="P2"/>
      <text:p text:style-name="P3"><text:span text:style-name="T21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4T22:50:24.643436034</meta:creation-date>
    <dc:date>2025-10-14T22:51:04.942235572</dc:date>
    <meta:editing-duration>PT41S</meta:editing-duration>
    <meta:editing-cycles>1</meta:editing-cycles>
    <meta:document-statistic meta:table-count="0" meta:image-count="0" meta:object-count="0" meta:page-count="2" meta:paragraph-count="68" meta:word-count="148" meta:character-count="2151" meta:non-whitespace-character-count="1846"/>
    <meta:generator>LibreOffice/6.4.7.2$Linux_X86_64 LibreOffice_project/40$Build-2</meta:generator>
  </office:meta>
</office:document-meta>
</file>